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i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terrazzi/balcon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ezzo €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vani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urr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rgo Panigal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lpigh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rcon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zzin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lognin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zzi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Marcon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c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S.Vital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ognin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.Vio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e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a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van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lli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rneri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.Ruffill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rnerio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lpigh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n Donat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Lame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/>
          <table:table-cell office:value-type="string" calcext:value-type="string">
            <text:p>Lam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urri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Galvani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lognin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olognin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arcon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rneri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olognin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.Viol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pi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17T20:14:41.115926495</dc:date>
    <meta:editing-duration>PT5H15M25S</meta:editing-duration>
    <meta:editing-cycles>40</meta:editing-cycles>
    <meta:document-statistic meta:table-count="1" meta:cell-count="943" meta:object-count="0"/>
  </office:meta>
</office:document-meta>
</file>